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90508" calcext:value-type="float">
            <text:p>0.90508</text:p>
          </table:table-cell>
          <table:table-cell table:style-name="ce3" office:value-type="float" office:value="0.90535" calcext:value-type="float">
            <text:p>0.90535</text:p>
          </table:table-cell>
          <table:table-cell office:value-type="float" office:value="0.89726" calcext:value-type="float">
            <text:p>0.89726</text:p>
          </table:table-cell>
          <table:table-cell office:value-type="float" office:value="0.90118" calcext:value-type="float">
            <text:p>0.90118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89568" calcext:value-type="float">
            <text:p>0.89568</text:p>
          </table:table-cell>
          <table:table-cell office:value-type="float" office:value="0.90326" calcext:value-type="float">
            <text:p>0.90326</text:p>
          </table:table-cell>
          <table:table-cell office:value-type="float" office:value="0.90252" calcext:value-type="float">
            <text:p>0.90252</text:p>
          </table:table-cell>
          <table:table-cell table:formula="of:=MAX([.B2:.I2])" office:value-type="float" office:value="0.90535" calcext:value-type="float">
            <text:p>0.90535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88123" calcext:value-type="float">
            <text:p>0.88123</text:p>
          </table:table-cell>
          <table:table-cell office:value-type="float" office:value="0.88406" calcext:value-type="float">
            <text:p>0.88406</text:p>
          </table:table-cell>
          <table:table-cell office:value-type="float" office:value="0.85185" calcext:value-type="float">
            <text:p>0.85185</text:p>
          </table:table-cell>
          <table:table-cell office:value-type="float" office:value="0.87568" calcext:value-type="float">
            <text:p>0.87568</text:p>
          </table:table-cell>
          <table:table-cell office:value-type="float" office:value="0.87536" calcext:value-type="float">
            <text:p>0.87536</text:p>
          </table:table-cell>
          <table:table-cell office:value-type="float" office:value="0.88438" calcext:value-type="float">
            <text:p>0.88438</text:p>
          </table:table-cell>
          <table:table-cell table:style-name="ce3" office:value-type="float" office:value="0.88567" calcext:value-type="float">
            <text:p>0.88567</text:p>
          </table:table-cell>
          <table:table-cell office:value-type="float" office:value="0.87157" calcext:value-type="float">
            <text:p>0.87157</text:p>
          </table:table-cell>
          <table:table-cell table:formula="of:=MAX([.B3:.I3])" office:value-type="float" office:value="0.88567" calcext:value-type="float">
            <text:p>0.88567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table:style-name="ce3" office:value-type="float" office:value="0.93562" calcext:value-type="float">
            <text:p>0.93562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159" calcext:value-type="float">
            <text:p>0.9159</text:p>
          </table:table-cell>
          <table:table-cell office:value-type="float" office:value="0.91932" calcext:value-type="float">
            <text:p>0.91932</text:p>
          </table:table-cell>
          <table:table-cell office:value-type="float" office:value="0.92321" calcext:value-type="float">
            <text:p>0.92321</text:p>
          </table:table-cell>
          <table:table-cell office:value-type="float" office:value="0.91457" calcext:value-type="float">
            <text:p>0.91457</text:p>
          </table:table-cell>
          <table:table-cell office:value-type="float" office:value="0.9268" calcext:value-type="float">
            <text:p>0.9268</text:p>
          </table:table-cell>
          <table:table-cell office:value-type="float" office:value="0.91494" calcext:value-type="float">
            <text:p>0.91494</text:p>
          </table:table-cell>
          <table:table-cell table:formula="of:=MAX([.B4:.I4])" office:value-type="float" office:value="0.93562" calcext:value-type="float">
            <text:p>0.93562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1244" calcext:value-type="float">
            <text:p>0.01244</text:p>
          </table:table-cell>
          <table:table-cell table:style-name="ce3" office:value-type="float" office:value="0.0171" calcext:value-type="float">
            <text:p>0.0171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232" calcext:value-type="float">
            <text:p>0.01232</text:p>
          </table:table-cell>
          <table:table-cell table:formula="of:=MAX([.B5:.I5])"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23.50646" calcext:value-type="float">
            <text:p>123.50646</text:p>
          </table:table-cell>
          <table:table-cell office:value-type="float" office:value="120.05984" calcext:value-type="float">
            <text:p>120.05984</text:p>
          </table:table-cell>
          <table:table-cell office:value-type="float" office:value="125.66865" calcext:value-type="float">
            <text:p>125.66865</text:p>
          </table:table-cell>
          <table:table-cell office:value-type="float" office:value="122.72135" calcext:value-type="float">
            <text:p>122.72135</text:p>
          </table:table-cell>
          <table:table-cell office:value-type="float" office:value="113.62314" calcext:value-type="float">
            <text:p>113.62314</text:p>
          </table:table-cell>
          <table:table-cell office:value-type="float" office:value="112.7207" calcext:value-type="float">
            <text:p>112.7207</text:p>
          </table:table-cell>
          <table:table-cell office:value-type="float" office:value="118.23929" calcext:value-type="float">
            <text:p>118.23929</text:p>
          </table:table-cell>
          <table:table-cell office:value-type="float" office:value="124.13292" calcext:value-type="float">
            <text:p>124.13292</text:p>
          </table:table-cell>
          <table:table-cell table:formula="of:=MAX([.B6:.I6])" office:value-type="float" office:value="125.66865" calcext:value-type="float">
            <text:p>125.66865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3.08333" calcext:value-type="float">
            <text:p>83.08333</text:p>
          </table:table-cell>
          <table:table-cell office:value-type="float" office:value="80.83333" calcext:value-type="float">
            <text:p>80.83333</text:p>
          </table:table-cell>
          <table:table-cell office:value-type="float" office:value="83.66667" calcext:value-type="float">
            <text:p>83.66667</text:p>
          </table:table-cell>
          <table:table-cell office:value-type="float" office:value="82.25" calcext:value-type="float">
            <text:p>82.25</text:p>
          </table:table-cell>
          <table:table-cell office:value-type="float" office:value="76.16667" calcext:value-type="float">
            <text:p>76.16667</text:p>
          </table:table-cell>
          <table:table-cell office:value-type="float" office:value="75.08333" calcext:value-type="float">
            <text:p>75.08333</text:p>
          </table:table-cell>
          <table:table-cell office:value-type="float" office:value="78.91667" calcext:value-type="float">
            <text:p>78.91667</text:p>
          </table:table-cell>
          <table:table-cell office:value-type="float" office:value="83.16667" calcext:value-type="float">
            <text:p>83.16667</text:p>
          </table:table-cell>
          <table:table-cell table:formula="of:=MAX([.B7:.I7])" office:value-type="float" office:value="83.66667" calcext:value-type="float">
            <text:p>83.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3:31:51.430310408</dc:date>
    <meta:editing-duration>PT1M1S</meta:editing-duration>
    <meta:editing-cycles>1</meta:editing-cycles>
    <meta:document-statistic meta:table-count="1" meta:cell-count="69" meta:object-count="0"/>
    <meta:generator>LibreOffice/6.0.7.3$Linux_X86_64 LibreOffice_project/00m0$Build-3</meta:generator>
  </office:meta>
</office:document-meta>
</file>